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標準" style:font-family-generic="modern" style:font-pitch="fixed"/>
    <style:font-face style:name="Liberation Mono2" svg:font-family="'Liberation Mono', 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 Mono" svg:font-family="'DejaVu Sans Mono'" style:font-adornments="標準" style:font-family-generic="modern" style:font-pitch="variable"/>
    <style:font-face style:name="Liberation Mono1" svg:font-family="'Liberation Mono', 'Courier New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 style:list-style-name="L2">
      <style:graphic-properties draw:fill-color="#ffffff" draw:auto-grow-height="true" fo:min-height="14cm"/>
    </style:style>
    <style:style style:name="pr5" style:family="presentation" style:parent-style-name="midnightblue-subtitle" style:list-style-name="L2">
      <style:graphic-properties draw:fill-color="#ffffff" draw:auto-grow-height="true" fo:min-height="14cm"/>
    </style:style>
    <style:style style:name="pr6" style:family="presentation" style:parent-style-name="midnightblue-subtitle" style:list-style-name="L2">
      <style:graphic-properties draw:fill-color="#ffffff" draw:auto-grow-height="true" fo:min-height="14cm"/>
    </style:style>
    <style:style style:name="pr7" style:family="presentation" style:parent-style-name="midnightblue-subtitle" style:list-style-name="L2">
      <style:graphic-properties draw:fill-color="#ffffff" draw:auto-grow-height="true" fo:min-height="14cm"/>
    </style:style>
    <style:style style:name="pr8" style:family="presentation" style:parent-style-name="midnightblue-subtitle">
      <style:graphic-properties draw:fill-color="#ffffff" draw:auto-grow-height="true" fo:min-height="14.058cm"/>
    </style:style>
    <style:style style:name="pr9" style:family="presentation" style:parent-style-name="midnightblue-subtitle" style:list-style-name="L2">
      <style:graphic-properties draw:fill-color="#ffffff" draw:auto-grow-height="true" fo:min-height="14cm"/>
    </style:style>
    <style:style style:name="pr10" style:family="presentation" style:parent-style-name="midnightblue-subtitle" style:list-style-name="L2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1.5cm" fo:margin-bottom="1.5cm" fo:text-align="center" fo:text-indent="0cm"/>
    </style:style>
    <style:style style:name="P5" style:family="paragraph">
      <style:paragraph-properties fo:margin-left="0cm" fo:margin-right="0cm" fo:margin-top="1.6cm" fo:margin-bottom="1.6cm" fo:text-align="start" fo:text-indent="0cm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paragraph-properties fo:margin-left="0cm" fo:margin-right="0cm" fo:margin-top="1.6cm" fo:margin-bottom="1.6cm" fo:text-align="start" fo:text-indent="0cm"/>
      <style:text-properties fo:font-size="32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line-height="100%" fo:text-align="start"/>
    </style:style>
    <style:style style:name="P10" style:family="paragraph">
      <style:paragraph-properties fo:margin-top="0cm" fo:margin-bottom="0.499cm" fo:line-height="100%" fo:text-align="start"/>
    </style:style>
    <style:style style:name="P11" style:family="paragraph">
      <style:paragraph-properties fo:margin-left="0cm" fo:margin-right="0cm" fo:margin-top="0.2cm" fo:margin-bottom="0.2cm" fo:text-align="start" fo:text-indent="0cm"/>
    </style:style>
    <style:style style:name="P12" style:family="paragraph">
      <style:paragraph-properties fo:margin-left="0cm" fo:margin-right="0cm" fo:margin-top="0.2cm" fo:margin-bottom="0.699cm" fo:text-align="start" fo:text-indent="0cm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margin-top="1.8cm" fo:margin-bottom="1.8cm" fo:text-align="start" fo:text-indent="0cm"/>
    </style:style>
    <style:style style:name="P15" style:family="paragraph">
      <style:paragraph-properties fo:margin-top="0cm" fo:margin-bottom="0.499cm" fo:text-align="start"/>
    </style:style>
    <style:style style:name="P16" style:family="paragraph">
      <style:paragraph-properties fo:margin-left="0cm" fo:margin-right="0cm" fo:margin-top="1.6cm" fo:margin-bottom="1.6cm" fo:text-align="start" fo:text-indent="0cm"/>
      <style:text-properties fo:font-size="32pt"/>
    </style:style>
    <style:style style:name="P17" style:family="paragraph">
      <style:paragraph-properties fo:line-height="100%" fo:text-align="start"/>
      <style:text-properties fo:font-size="32pt"/>
    </style:style>
    <style:style style:name="P18" style:family="paragraph">
      <style:paragraph-properties fo:margin-top="0cm" fo:margin-bottom="0.499cm" fo:line-height="100%" fo:text-align="start"/>
      <style:text-properties fo:font-size="32pt"/>
    </style:style>
    <style:style style:name="P19" style:family="paragraph">
      <style:paragraph-properties fo:margin-left="0cm" fo:margin-right="0cm" fo:margin-top="0.6cm" fo:margin-bottom="0.6cm" fo:text-align="start" fo:text-indent="0cm"/>
    </style:style>
    <style:style style:name="P20" style:family="paragraph">
      <style:paragraph-properties fo:margin-left="0cm" fo:margin-right="0cm" fo:margin-top="0.6cm" fo:margin-bottom="1.099cm" fo:text-align="start" fo:text-indent="0cm"/>
    </style:style>
    <style:style style:name="P21" style:family="paragraph">
      <loext:graphic-properties draw:fill-color="#ffffff"/>
      <style:paragraph-properties fo:margin-left="0cm" fo:margin-right="0cm" fo:margin-top="1.6cm" fo:margin-bottom="1.6cm" fo:text-align="start" fo:text-indent="0cm"/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2" fo:font-size="32pt" fo:text-shadow="none" style:text-underline-style="none" fo:font-weight="normal" style:letter-kerning="true" style:font-name-asian="源ノ角ゴシック Normal2" style:font-size-asian="28pt" style:font-weight-asian="normal" style:font-name-complex="FreeSans" style:font-size-complex="32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italic" fo:text-shadow="none" style:text-underline-style="none" fo:font-weight="normal" style:letter-kerning="true" style:font-name-asian="源ノ角ゴシック Normal2" style:font-size-asian="28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style:font-name="DejaVu Sans Mono2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style:font-name="DejaVu Sans Mono2" fo:font-size="18pt" style:font-size-asian="18pt" style:font-size-complex="18pt"/>
    </style:style>
    <style:style style:name="T6" style:family="text">
      <style:text-properties fo:color="#000080" style:font-name="DejaVu Sans Mono2" fo:font-size="18pt" style:font-size-asian="18pt" style:font-size-complex="18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808000" style:font-name="DejaVu Sans Mono2" fo:font-size="18pt" style:font-size-asian="18pt" style:font-size-complex="18pt"/>
    </style:style>
    <style:style style:name="T9" style:family="text">
      <style:text-properties fo:color="#808000" fo:font-size="18pt" style:font-size-asian="18pt" style:font-size-complex="18pt"/>
    </style:style>
    <style:style style:name="T10" style:family="text">
      <style:text-properties fo:color="#808080" style:font-name="DejaVu Sans Mono2" fo:font-size="18pt" style:font-size-asian="18pt" style:font-size-complex="1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000080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源ノ角ゴシック Normal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源ノ角ゴシック Normal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Mono2" fo:font-size="18pt" fo:font-style="italic" fo:text-shadow="none" style:text-underline-style="none" fo:font-weight="bold" style:letter-kerning="true" style:font-name-asian="源ノ角ゴシック Normal2" style:font-size-asian="18pt" style:font-style-asian="italic" style:font-weight-asian="bold" style:font-name-complex="Free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000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源ノ角ゴシック Normal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2" fo:font-size="22pt" fo:font-style="normal" fo:text-shadow="none" style:text-underline-style="none" fo:font-weight="bold" style:letter-kerning="true" style:font-name-asian="源ノ角ゴシック Normal2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2" fo:font-size="22pt" fo:font-style="normal" fo:text-shadow="none" style:text-underline-style="none" fo:font-weight="bold" style:letter-kerning="true" style:font-name-asian="源ノ角ゴシック Normal2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style:text-outline="false" style:text-line-through-style="none" style:text-line-through-type="none" style:font-name="DejaVu Sans Mono2" fo:font-size="22pt" fo:font-style="normal" fo:text-shadow="none" style:text-underline-style="none" fo:font-weight="bold" style:letter-kerning="true" style:font-name-asian="源ノ角ゴシック Normal2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0e7a" style:text-outline="false" style:text-line-through-style="none" style:text-line-through-type="none" style:font-name="DejaVu Sans Mono2" fo:font-size="22pt" fo:font-style="italic" fo:text-shadow="none" style:text-underline-style="none" fo:font-weight="bold" style:letter-kerning="true" style:font-name-asian="源ノ角ゴシック Normal2" style:font-size-asian="22pt" style:font-style-asian="italic" style:font-weight-asian="bold" style:font-name-complex="FreeSans" style:font-size-complex="22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2" fo:font-size="22pt" fo:font-style="italic" fo:text-shadow="none" style:text-underline-style="none" fo:font-weight="bold" style:letter-kerning="true" style:font-name-asian="源ノ角ゴシック Normal2" style:font-size-asian="22pt" style:font-style-asian="italic" style:font-weight-asian="bold" style:font-name-complex="FreeSans" style:font-size-complex="22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8000" style:text-outline="false" style:text-line-through-style="none" style:text-line-through-type="none" style:font-name="DejaVu Sans Mono2" fo:font-size="22pt" fo:font-style="normal" fo:text-shadow="none" style:text-underline-style="none" fo:font-weight="bold" style:letter-kerning="true" style:font-name-asian="源ノ角ゴシック Normal2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2" fo:font-size="20pt" fo:font-style="normal" fo:text-shadow="none" style:text-underline-style="none" fo:font-weight="bold" style:letter-kerning="true" style:font-name-asian="源ノ角ゴシック Normal2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2" fo:font-size="20pt" fo:font-style="normal" fo:text-shadow="none" style:text-underline-style="none" fo:font-weight="bold" style:letter-kerning="true" style:font-name-asian="源ノ角ゴシック Normal2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2" fo:font-size="20pt" fo:font-style="italic" fo:text-shadow="none" style:text-underline-style="none" fo:font-weight="bold" style:letter-kerning="true" style:font-name-asian="源ノ角ゴシック Normal2" style:font-size-asian="20pt" style:font-style-asian="italic" style:font-weight-asian="bold" style:font-name-complex="Free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2" fo:font-size="20pt" fo:font-style="normal" fo:text-shadow="none" style:text-underline-style="none" fo:font-weight="bold" style:letter-kerning="true" style:font-name-asian="源ノ角ゴシック Normal2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6666" style:text-outline="false" style:text-line-through-style="none" style:text-line-through-type="none" style:font-name="DejaVu Sans Mono2" fo:font-size="20pt" fo:font-style="normal" fo:text-shadow="none" style:text-underline-style="none" fo:font-weight="bold" style:letter-kerning="true" style:font-name-asian="源ノ角ゴシック Normal2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808000" style:font-name="DejaVu Sans Mono2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variant="normal" fo:text-transform="none" fo:color="#808000" style:text-outline="false" style:text-line-through-style="none" style:text-line-through-type="none" style:font-name="DejaVu Sans Mono2" fo:font-size="17pt" fo:font-style="normal" fo:text-shadow="none" style:text-underline-style="none" fo:font-weight="normal" style:letter-kerning="true" style:font-name-asian="源ノ角ゴシック Normal2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2" fo:font-size="17pt" fo:font-style="normal" fo:text-shadow="none" style:text-underline-style="none" fo:font-weight="normal" style:letter-kerning="true" style:font-name-asian="源ノ角ゴシック Normal2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60e7a" style:text-outline="false" style:text-line-through-style="none" style:text-line-through-type="none" style:font-name="DejaVu Sans Mono2" fo:font-size="17pt" fo:font-style="italic" fo:text-shadow="none" style:text-underline-style="none" fo:font-weight="bold" style:letter-kerning="true" style:font-name-asian="源ノ角ゴシック Normal2" style:font-size-asian="17pt" style:font-style-asian="italic" style:font-weight-asian="bold" style:font-name-complex="FreeSans" style:font-size-complex="17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08080" style:text-outline="false" style:text-line-through-style="none" style:text-line-through-type="none" style:font-name="DejaVu Sans Mono2" fo:font-size="17pt" fo:font-style="normal" fo:text-shadow="none" style:text-underline-style="none" fo:font-weight="normal" style:letter-kerning="true" style:font-name-asian="源ノ角ゴシック Normal2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80" style:text-outline="false" style:text-line-through-style="none" style:text-line-through-type="none" style:font-name="DejaVu Sans Mono2" fo:font-size="17pt" fo:font-style="normal" fo:text-shadow="none" style:text-underline-style="none" fo:font-weight="bold" style:letter-kerning="true" style:font-name-asian="源ノ角ゴシック Normal2" style:font-size-asian="17pt" style:font-style-asian="normal" style:font-weight-asian="bold" style:font-name-complex="FreeSans" style:font-size-complex="17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 Mono2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Java</text:p>
          </draw:text-box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p text:style-name="P1">Michał Szynkiewicz</text:p>
            <text:p text:style-name="P1">michal.l.szynkiewicz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Cechy</text:p>
          </draw:text-box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1">Obiektowy, imperatywny język programowania</text:span></text:p>
              </text:list-item>
              <text:list-item>
                <text:p text:style-name="P4"><text:span text:style-name="T1">Działa prawie wszędzie, według Oracle działa na 3 miliardach urządzeń</text:span></text:p>
              </text:list-item>
              <text:list-item>
                <text:p text:style-name="P4"><text:span text:style-name="T1">Społeczność, biblioteki</text:span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Cechy</text:p>
          </draw:text-box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1">Garbage collec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Kompilacja i uruchamianie</text:p>
          </draw:text-box>
        </draw:frame>
        <draw:frame presentation:style-name="pr2" draw:text-style-name="P6" draw:layer="layout" svg:width="26cm" svg:height="14cm" svg:x="1cm" svg:y="5.5cm" presentation:class="subtitle" presentation:user-transformed="true">
          <draw:text-box>
            <text:p text:style-name="P5"><text:span text:style-name="T1">$ javac MyClass.java</text:span></text:p>
            <text:p text:style-name="P5"><text:span text:style-name="T1">$ java My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Zależności</text:p>
          </draw:text-box>
        </draw:frame>
        <draw:frame presentation:style-name="pr2" draw:text-style-name="P6" draw:layer="layout" svg:width="26cm" svg:height="14cm" svg:x="1cm" svg:y="5.5cm" presentation:class="subtitle" presentation:user-transformed="true">
          <draw:text-box>
            <text:p text:style-name="P5"><text:span text:style-name="T1">$ javac -classpath lib.jar MyClass.java</text:span></text:p>
            <text:p text:style-name="P5"><text:span text:style-name="T1">$ javac -cp lib.jar MyClass.java</text:span></text:p>
            <text:p text:style-name="P5"><text:span text:style-name="T1">$ javac -cp ".;lib.jar;/path/to/lib/dir/*" My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Pakiety (ang. package)</text:p>
          </draw:text-box>
        </draw:frame>
        <draw:frame presentation:style-name="pr4" draw:text-style-name="P7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5"><text:span text:style-name="T2">Służą do grupowania klas</text:span></text:p>
              </text:list-item>
              <text:list-item>
                <text:p text:style-name="P5"><text:span text:style-name="T2">Kod można i z reguły należy dzielić na pakie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Quiz:<text:line-break/>public/private/default/protected</text:p>
          </draw:text-box>
        </draw:frame>
        <draw:frame presentation:style-name="pr5" draw:text-style-name="P7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5"><text:span text:style-name="T2">Co oznaczają?</text:span></text:p>
              </text:list-item>
              <text:list-item>
                <text:p text:style-name="P5"><text:span text:style-name="T2">Czy jest mechanizm, który pozwala na dostęp do zmiennej </text:span><text:span text:style-name="T3">private</text:span><text:span text:style-name="T1"> z innej klas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Pakiety c.d.</text:p>
          </draw:text-box>
        </draw:frame>
        <draw:frame presentation:style-name="pr6" draw:text-style-name="P7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5"><text:span text:style-name="T2">Konwencja nazewnicza: &lt;organizacja&gt;.&lt;projekt&gt;.&lt;pakiet&gt;</text:span></text:p>
                <text:list>
                  <text:list-header>
                    <text:p text:style-name="P5"><text:span text:style-name="T2">np. org.junit.Test, pl.asseco.ofsa.uslugi</text:span></text:p>
                  </text:list-header>
                </text:list>
              </text:list-item>
              <text:list-item>
                <text:p text:style-name="P5"><text:span text:style-name="T2">Pakiety nie mają pod-pakietów. Rzeczy o zasięgu pakietu (</text:span><text:span text:style-name="T3">protected,default</text:span><text:span text:style-name="T1">) z pakietu </text:span><text:span text:style-name="T3">a</text:span><text:span text:style-name="T1"> nie są dostępne z </text:span><text:span text:style-name="T3">a.b</text:span><text:span text:style-name="T1"> i odwrotn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Dziedziczenie i interfejsy </text:p>
          </draw:text-box>
        </draw:frame>
        <draw:frame presentation:style-name="pr2" draw:text-style-name="P6" draw:layer="layout" svg:width="26cm" svg:height="14cm" svg:x="1cm" svg:y="5.499cm" presentation:class="subtitle" presentation:user-transformed="true">
          <draw:text-box>
            <text:list text:style-name="L2">
              <text:list-item>
                <text:p text:style-name="P5"><text:span text:style-name="T1">Brak wielodziedziczenia</text:span></text:p>
              </text:list-item>
              <text:list-item>
                <text:p text:style-name="P5"><text:span text:style-name="T1">Można implementować wiele interfejsów, np.:</text:span></text:p>
              </text:list-item>
            </text:list>
            <text:p text:style-name="P9"><text:span text:style-name="T4">import ...</text:span><text:span text:style-name="T5">;</text:span></text:p>
            <text:p text:style-name="P9"><text:span text:style-name="T5"/></text:p>
            <text:p text:style-name="P9"><text:span text:style-name="T4">public class </text:span><text:span text:style-name="T5">A </text:span><text:span text:style-name="T4">extends </text:span><text:span text:style-name="T5">ArrayList </text:span><text:span text:style-name="T4">implements</text:span><text:span text:style-name="T6"> </text:span><text:span text:style-name="T5">Serializable, Runnable {</text:span></text:p>
            <text:p text:style-name="P9"><text:span text:style-name="T7"><text:s text:c="4"/></text:span><text:span text:style-name="T8">@Override</text:span></text:p>
            <text:p text:style-name="P9"><text:span text:style-name="T9"><text:s text:c="4"/></text:span><text:span text:style-name="T4">public void </text:span><text:span text:style-name="T5">run() {</text:span><text:span text:style-name="T10">...</text:span><text:span text:style-name="T5">}</text:span></text:p>
            <text:p text:style-name="P10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Dziedziczenie i interfejsy </text:p>
          </draw:text-box>
        </draw:frame>
        <draw:frame presentation:style-name="pr2" draw:text-style-name="P6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5"><text:span text:style-name="T1">Wszystkie metody są wirtualne</text:span></text:p>
              </text:list-item>
              <text:list-item>
                <text:p text:style-name="P5"><text:span text:style-name="T1">Parametry metod są przekazywane przez kopię referencj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Quiz - final</text:p>
          </draw:text-box>
        </draw:frame>
        <draw:frame presentation:style-name="pr7" draw:text-style-name="P7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5"><text:span text:style-name="T1">Co to jest słowo kluczowe </text:span><text:span text:style-name="T3">final </text:span><text:span text:style-name="T1">i gdzie je można stosować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Wyjątki (ang. <text:span text:style-name="T11">Exception)</text:span></text:p>
          </draw:text-box>
        </draw:frame>
        <draw:frame presentation:style-name="pr8" draw:text-style-name="P6" draw:layer="layout" svg:width="26cm" svg:height="14.058cm" svg:x="1cm" svg:y="5.47cm" presentation:class="subtitle" presentation:user-transformed="true">
          <draw:text-box>
            <text:list text:style-name="L2">
              <text:list-item>
                <text:p text:style-name="P5"><text:span text:style-name="T1">Checked exceptions</text:span></text:p>
              </text:list-item>
            </text:list>
            <text:p text:style-name="P11"><text:span text:style-name="T12">public class </text:span><text:span text:style-name="T13">App {</text:span></text:p>
            <text:p text:style-name="P11"><text:span text:style-name="T13"><text:s text:c="4"/></text:span><text:span text:style-name="T12">public static void </text:span><text:span text:style-name="T13">main(String[] args) {</text:span></text:p>
            <text:p text:style-name="P11"><text:span text:style-name="T13"><text:s text:c="8"/></text:span><text:span text:style-name="T12">try </text:span><text:span text:style-name="T13">{</text:span></text:p>
            <text:p text:style-name="P11"><text:span text:style-name="T13"><text:s text:c="12"/></text:span><text:span text:style-name="T13">File tmpFile = File.</text:span><text:span text:style-name="T14">createTempFile</text:span><text:span text:style-name="T13">(</text:span><text:span text:style-name="T15">"myfile"</text:span><text:span text:style-name="T13">, </text:span><text:span text:style-name="T15">".txt"</text:span><text:span text:style-name="T13">);</text:span></text:p>
            <text:p text:style-name="P11"><text:span text:style-name="T13"><text:s text:c="12"/></text:span><text:span text:style-name="T13">FileWriter writer = </text:span><text:span text:style-name="T12">new </text:span><text:span text:style-name="T13">FileWriter(tmpFile);</text:span></text:p>
            <text:p text:style-name="P11"><text:span text:style-name="T13"><text:s text:c="12"/></text:span><text:span text:style-name="T13">writer.append(</text:span><text:span text:style-name="T15">"hello world!</text:span><text:span text:style-name="T12">\n</text:span><text:span text:style-name="T15">"</text:span><text:span text:style-name="T13">);</text:span></text:p>
            <text:p text:style-name="P11"><text:span text:style-name="T13"><text:s text:c="12"/></text:span><text:span text:style-name="T13">writer.close();</text:span></text:p>
            <text:p text:style-name="P11"><text:span text:style-name="T13"><text:s text:c="8"/></text:span><text:span text:style-name="T13">} </text:span><text:span text:style-name="T12">catch </text:span><text:span text:style-name="T13">(IOException e) {</text:span></text:p>
            <text:p text:style-name="P11"><text:span text:style-name="T13"><text:s text:c="12"/></text:span><text:span text:style-name="T13">e.printStackTrace();</text:span></text:p>
            <text:p text:style-name="P11"><text:span text:style-name="T13"><text:s text:c="8"/></text:span><text:span text:style-name="T13">}</text:span></text:p>
            <text:p text:style-name="P11"><text:span text:style-name="T13"><text:s text:c="4"/></text:span><text:span text:style-name="T13">}</text:span></text:p>
            <text:p text:style-name="P12"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Wyjątki (ang. <text:span text:style-name="T11">Exception)</text:span></text:p>
          </draw:text-box>
        </draw:frame>
        <draw:frame presentation:style-name="pr2" draw:text-style-name="P6" draw:layer="layout" svg:width="26cm" svg:height="14cm" svg:x="1cm" svg:y="5.499cm" presentation:class="subtitle" presentation:user-transformed="true">
          <draw:text-box>
            <text:list text:style-name="L2">
              <text:list-item>
                <text:p text:style-name="P5"><text:span text:style-name="T1">Runtime exceptions</text:span></text:p>
              </text:list-item>
            </text:list>
            <text:p text:style-name="P11"><text:span text:style-name="T16">public class </text:span><text:span text:style-name="T17">App {</text:span></text:p>
            <text:p text:style-name="P13"><text:span text:style-name="T17"><text:s text:c="4"/></text:span><text:span text:style-name="T16">public static void </text:span><text:span text:style-name="T17">main(String[] args) {</text:span></text:p>
            <text:p text:style-name="P13"><text:span text:style-name="T18"><text:tab/></text:span><text:span text:style-name="T18"><text:tab/></text:span><text:span text:style-name="T18"><text:tab/></text:span><text:span text:style-name="T18">// NumberFormatException:</text:span></text:p>
            <text:p text:style-name="P13"><text:span text:style-name="T17"><text:s text:c="8"/></text:span><text:span text:style-name="T17">System.</text:span><text:span text:style-name="T19">out</text:span><text:span text:style-name="T17">.println(Integer.</text:span><text:span text:style-name="T20">valueOf</text:span><text:span text:style-name="T17">(</text:span><text:span text:style-name="T21">"asdf"</text:span><text:span text:style-name="T17">));</text:span></text:p>
            <text:p text:style-name="P13"><text:span text:style-name="T17"><text:s text:c="4"/></text:span><text:span text:style-name="T17">}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Wyjątki (ang. <text:span text:style-name="T11">Exception)</text:span></text:p>
          </draw:text-box>
        </draw:frame>
        <draw:frame presentation:style-name="pr2" draw:text-style-name="P6" draw:layer="layout" svg:width="26cm" svg:height="14cm" svg:x="1cm" svg:y="5.499cm" presentation:class="subtitle" presentation:user-transformed="true">
          <draw:text-box>
            <text:list text:style-name="L2">
              <text:list-item>
                <text:p text:style-name="P14"><text:span text:style-name="T1">finally</text:span></text:p>
              </text:list-item>
            </text:list>
            <text:p text:style-name="P11"><text:span text:style-name="T22">FileWriter writer = </text:span><text:span text:style-name="T23">null</text:span><text:span text:style-name="T22">;</text:span></text:p>
            <text:p text:style-name="P11"><text:span text:style-name="T23">try </text:span><text:span text:style-name="T22">{</text:span></text:p>
            <text:p text:style-name="P11"><text:span text:style-name="T22"><text:s text:c="4"/></text:span><text:span text:style-name="T22">File tmpFile = File.</text:span><text:span text:style-name="T24">createTempFile</text:span><text:span text:style-name="T22">(</text:span><text:span text:style-name="T25">"myfile"</text:span><text:span text:style-name="T22">, </text:span><text:span text:style-name="T25">".txt"</text:span><text:span text:style-name="T22">);</text:span></text:p>
            <text:p text:style-name="P11"><text:span text:style-name="T22"><text:s text:c="4"/></text:span><text:span text:style-name="T22">writer = </text:span><text:span text:style-name="T23">new </text:span><text:span text:style-name="T22">FileWriter(tmpFile);</text:span></text:p>
            <text:p text:style-name="P11"><text:span text:style-name="T22"><text:s text:c="4"/></text:span><text:span text:style-name="T22">writer.append(</text:span><text:span text:style-name="T17">Integer.</text:span><text:span text:style-name="T20">valueOf</text:span><text:span text:style-name="T17">(</text:span><text:span text:style-name="T21">"asdf"</text:span><text:span text:style-name="T17">)</text:span><text:span text:style-name="T22">);</text:span></text:p>
            <text:p text:style-name="P11"><text:span text:style-name="T22">} </text:span><text:span text:style-name="T23">finally </text:span><text:span text:style-name="T22">{ </text:span><text:span text:style-name="T26">// cokolwiek się stanie, zamknij writera</text:span></text:p>
            <text:p text:style-name="P11"><text:span text:style-name="T22"><text:s text:c="4"/></text:span><text:span text:style-name="T23">if </text:span><text:span text:style-name="T22">(writer != </text:span><text:span text:style-name="T23">null</text:span><text:span text:style-name="T22">) {</text:span></text:p>
            <text:p text:style-name="P11"><text:span text:style-name="T22"><text:s text:c="8"/></text:span><text:span text:style-name="T22">writer.close();</text:span></text:p>
            <text:p text:style-name="P11"><text:span text:style-name="T22"><text:s text:c="4"/></text:span><text:span text:style-name="T22">}</text:span></text:p>
            <text:p text:style-name="P11"><text:span text:style-name="T2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Wyjątki (ang. <text:span text:style-name="T11">Exception)</text:span></text:p>
          </draw:text-box>
        </draw:frame>
        <draw:frame presentation:style-name="pr2" draw:text-style-name="P6" draw:layer="layout" svg:width="26cm" svg:height="14cm" svg:x="1cm" svg:y="5.499cm" presentation:class="subtitle" presentation:user-transformed="true">
          <draw:text-box>
            <text:list text:style-name="L2">
              <text:list-item>
                <text:p text:style-name="P14"><text:span text:style-name="T1">Try-with-resource (dla zasobów implementujących </text:span><text:span text:style-name="T3">AutoClosable</text:span><text:span text:style-name="T1">)</text:span></text:p>
              </text:list-item>
            </text:list>
            <text:p text:style-name="P15"><text:span text:style-name="T22">File tmpFile = File.</text:span><text:span text:style-name="T24">createTempFile</text:span><text:span text:style-name="T22">(</text:span><text:span text:style-name="T25">"myfile"</text:span><text:span text:style-name="T22">, </text:span><text:span text:style-name="T25">".txt"</text:span><text:span text:style-name="T22">);</text:span></text:p>
            <text:p text:style-name="P13"><text:span text:style-name="T23">try </text:span><text:span text:style-name="T22">(FileWriter writer = </text:span><text:span text:style-name="T23">new </text:span><text:span text:style-name="T22">FileWriter(tmpFile)) {</text:span></text:p>
            <text:p text:style-name="P13"><text:span text:style-name="T22"><text:s text:c="4"/></text:span><text:span text:style-name="T22">writer.append(</text:span><text:span text:style-name="T25">"hello world!</text:span><text:span text:style-name="T23">\n</text:span><text:span text:style-name="T25">"</text:span><text:span text:style-name="T22">);</text:span></text:p>
            <text:p text:style-name="P15"><text:span text:style-name="T2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Adnotacje (ang. <text:span text:style-name="T11">annotation</text:span><text:span text:style-name="T27">)</text:span></text:p>
          </draw:text-box>
        </draw:frame>
        <draw:frame presentation:style-name="pr9" draw:text-style-name="P7" draw:layer="layout" svg:width="26cm" svg:height="14cm" svg:x="1cm" svg:y="5.499cm" presentation:class="subtitle" presentation:user-transformed="true">
          <draw:text-box>
            <text:list text:style-name="L2">
              <text:list-item>
                <text:p text:style-name="P16"><text:span text:style-name="T1">Mogą być stosowane na poziomie klasy, pola, atrybutu, innej adnotacji, ...</text:span></text:p>
              </text:list-item>
              <text:list-item>
                <text:p text:style-name="P16"><text:span text:style-name="T1">Służą do oznaczania:</text:span></text:p>
              </text:list-item>
            </text:list>
            <text:p text:style-name="P17"><text:span text:style-name="T4">import ...</text:span><text:span text:style-name="T5">;</text:span></text:p>
            <text:p text:style-name="P17"><text:span text:style-name="T5"/></text:p>
            <text:p text:style-name="P17"><text:span text:style-name="T4">public class </text:span><text:span text:style-name="T5">A </text:span><text:span text:style-name="T4">implements</text:span><text:span text:style-name="T6"> </text:span><text:span text:style-name="T5">Runnable {</text:span></text:p>
            <text:p text:style-name="P17"><text:span text:style-name="T7"><text:s text:c="3"/></text:span><text:span text:style-name="T28"><text:s/></text:span><text:span text:style-name="T29">@Override</text:span></text:p>
            <text:p text:style-name="P17"><text:span text:style-name="T9"><text:s text:c="4"/></text:span><text:span text:style-name="T4">public void </text:span><text:span text:style-name="T5">run() {</text:span><text:span text:style-name="T10">...</text:span><text:span text:style-name="T5">}</text:span></text:p>
            <text:p text:style-name="P18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Adnotacje - definicja</text:p>
          </draw:text-box>
        </draw:frame>
        <draw:frame presentation:style-name="pr10" draw:text-style-name="P21" draw:layer="layout" svg:width="26cm" svg:height="14cm" svg:x="1cm" svg:y="5.499cm" presentation:class="subtitle" presentation:user-transformed="true">
          <draw:text-box>
            <text:p text:style-name="P19"><text:span text:style-name="T30">@Documented</text:span></text:p>
            <text:p text:style-name="P19"><text:span text:style-name="T30">@Target</text:span><text:span text:style-name="T31">(ElementType.</text:span><text:span text:style-name="T32">FIELD</text:span><text:span text:style-name="T31">) </text:span><text:span text:style-name="T33">// stosowana na poziomie pola</text:span></text:p>
            <text:p text:style-name="P19"><text:span text:style-name="T30">@Retention</text:span><text:span text:style-name="T31">(RetentionPolicy.</text:span><text:span text:style-name="T32">RUNTIME</text:span><text:span text:style-name="T31">) </text:span><text:span text:style-name="T33">// dostępna w czasie pracy programu</text:span></text:p>
            <text:p text:style-name="P20"><text:span text:style-name="T34">public </text:span><text:span text:style-name="T31">@</text:span><text:span text:style-name="T34">interface MyAnnotation</text:span><text:span text:style-name="T31"> {</text:span></text:p>
            <text:p text:style-name="P20"><text:span text:style-name="T31">}</text:span></text:p>
            <text:p text:style-name="P19"><text:span text:style-name="T3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標準" style:font-family-generic="modern" style:font-pitch="fixed"/>
    <style:font-face style:name="Liberation Mono2" svg:font-family="'Liberation Mono', 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 Mono" svg:font-family="'DejaVu Sans Mono'" style:font-adornments="標準" style:font-family-generic="modern" style:font-pitch="variable"/>
    <style:font-face style:name="Liberation Mono1" svg:font-family="'Liberation Mono', 'Courier New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23:49:30.333320425</meta:creation-date>
    <dc:date>2015-05-29T22:05:23.630705936</dc:date>
    <meta:editing-duration>PT2H26M19S</meta:editing-duration>
    <meta:editing-cycles>6</meta:editing-cycles>
    <meta:generator>LibreOffice/4.4.2.2$Linux_X86_64 LibreOffice_project/40m0$Build-2</meta:generator>
    <meta:document-statistic meta:object-count="103"/>
  </office:meta>
</office:document-meta>
</file>